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5" style:family="paragraph" style:parent-style-name="Standard">
      <style:text-properties style:font-name="Ubuntu" fo:font-weight="bold" officeooo:rsid="00141a62" officeooo:paragraph-rsid="00141a62" style:font-weight-asian="bold" style:font-weight-complex="bold"/>
    </style:style>
    <style:style style:name="P6" style:family="paragraph" style:parent-style-name="Standard">
      <style:text-properties style:font-name="Ubuntu" fo:font-weight="bold" officeooo:rsid="00141a62" officeooo:paragraph-rsid="00161ce2" style:font-weight-asian="bold" style:font-weight-complex="bold"/>
    </style:style>
    <style:style style:name="P7" style:family="paragraph" style:parent-style-name="Standard">
      <style:text-properties style:font-name="Ubuntu" fo:font-weight="bold" officeooo:rsid="000ffa69" officeooo:paragraph-rsid="000ffa69" style:font-weight-asian="bold" style:font-weight-complex="bold"/>
    </style:style>
    <style:style style:name="P8" style:family="paragraph" style:parent-style-name="Standard">
      <style:text-properties style:font-name="Ubuntu" fo:font-weight="bold" officeooo:rsid="000ffa69" officeooo:paragraph-rsid="00141a62" style:font-weight-asian="bold" style:font-weight-complex="bold"/>
    </style:style>
    <style:style style:name="P9" style:family="paragraph" style:parent-style-name="Standard">
      <style:text-properties style:font-name="Ubuntu" fo:font-weight="bold" officeooo:rsid="000ffa69" officeooo:paragraph-rsid="001b7fad" style:font-weight-asian="bold" style:font-weight-complex="bold"/>
    </style:style>
    <style:style style:name="P10" style:family="paragraph" style:parent-style-name="Standard">
      <style:text-properties style:font-name="Ubuntu" fo:font-weight="bold" officeooo:rsid="0016b414" officeooo:paragraph-rsid="0016b414" style:font-weight-asian="bold" style:font-weight-complex="bold"/>
    </style:style>
    <style:style style:name="P11" style:family="paragraph" style:parent-style-name="Standard">
      <style:text-properties style:font-name="Ubuntu" fo:font-weight="bold" officeooo:rsid="00161ce2" officeooo:paragraph-rsid="00161ce2" style:font-weight-asian="bold" style:font-weight-complex="bold"/>
    </style:style>
    <style:style style:name="P12" style:family="paragraph" style:parent-style-name="Standard">
      <style:text-properties style:font-name="Ubuntu" fo:font-weight="normal" officeooo:rsid="000ffa69" officeooo:paragraph-rsid="001b7fad" style:font-weight-asian="normal" style:font-weight-complex="normal"/>
    </style:style>
    <style:style style:name="P13" style:family="paragraph" style:parent-style-name="Standard">
      <style:text-properties style:font-name="Ubuntu" fo:font-weight="normal" officeooo:rsid="000ffa69" officeooo:paragraph-rsid="0011e762" style:font-weight-asian="normal" style:font-weight-complex="normal"/>
    </style:style>
    <style:style style:name="P14" style:family="paragraph" style:parent-style-name="Standard">
      <style:text-properties style:font-name="Ubuntu" fo:font-weight="normal" officeooo:rsid="000ffa69" officeooo:paragraph-rsid="001e71ff" style:font-weight-asian="normal" style:font-weight-complex="normal"/>
    </style:style>
    <style:style style:name="P15" style:family="paragraph" style:parent-style-name="Standard">
      <style:text-properties style:font-name="Ubuntu" fo:font-weight="normal" officeooo:rsid="000ffa69" officeooo:paragraph-rsid="001d608f" style:font-weight-asian="normal" style:font-weight-complex="normal"/>
    </style:style>
    <style:style style:name="P16" style:family="paragraph" style:parent-style-name="Standard">
      <style:text-properties style:font-name="Ubuntu" fo:font-weight="normal" officeooo:rsid="001a6459" officeooo:paragraph-rsid="001ae237" style:font-weight-asian="normal" style:font-weight-complex="normal"/>
    </style:style>
    <style:style style:name="P17" style:family="paragraph" style:parent-style-name="Standard">
      <style:text-properties style:font-name="Ubuntu" fo:font-weight="normal" officeooo:rsid="001a6459" officeooo:paragraph-rsid="001b7fad" style:font-weight-asian="normal" style:font-weight-complex="normal"/>
    </style:style>
    <style:style style:name="P18" style:family="paragraph" style:parent-style-name="Standard">
      <style:text-properties style:font-name="Ubuntu" fo:font-weight="normal" officeooo:rsid="001baeba" officeooo:paragraph-rsid="001baeba" style:font-weight-asian="normal" style:font-weight-complex="normal"/>
    </style:style>
    <style:style style:name="P19" style:family="paragraph" style:parent-style-name="Standard">
      <style:text-properties style:font-name="Ubuntu" fo:font-weight="normal" officeooo:rsid="0018d765" officeooo:paragraph-rsid="003f26fd" style:font-weight-asian="normal" style:font-weight-complex="normal"/>
    </style:style>
    <style:style style:name="P20" style:family="paragraph" style:parent-style-name="Standard">
      <style:text-properties style:font-name="Ubuntu" fo:font-weight="normal" officeooo:rsid="001ce192" officeooo:paragraph-rsid="001b7fad" style:font-weight-asian="normal" style:font-weight-complex="normal"/>
    </style:style>
    <style:style style:name="P21" style:family="paragraph" style:parent-style-name="Standard">
      <style:text-properties style:font-name="Ubuntu" fo:font-weight="normal" officeooo:rsid="0016b414" officeooo:paragraph-rsid="002e9fce" style:font-weight-asian="normal" style:font-weight-complex="normal"/>
    </style:style>
    <style:style style:name="P22" style:family="paragraph" style:parent-style-name="Standard">
      <style:text-properties style:font-name="Ubuntu" fo:font-weight="normal" officeooo:rsid="0011e762" officeooo:paragraph-rsid="000ffa69" style:font-weight-asian="normal" style:font-weight-complex="normal"/>
    </style:style>
    <style:style style:name="P23" style:family="paragraph" style:parent-style-name="Standard">
      <style:text-properties style:font-name="Ubuntu" fo:font-weight="normal" officeooo:rsid="00141a62" officeooo:paragraph-rsid="003714ec" style:font-weight-asian="normal" style:font-weight-complex="normal"/>
    </style:style>
    <style:style style:name="P24" style:family="paragraph" style:parent-style-name="Standard">
      <style:text-properties style:font-name="Ubuntu" fo:font-weight="normal" officeooo:rsid="00141a62" officeooo:paragraph-rsid="0041019d" style:font-weight-asian="normal" style:font-weight-complex="normal"/>
    </style:style>
    <style:style style:name="P25" style:family="paragraph" style:parent-style-name="Standard">
      <style:text-properties style:font-name="Ubuntu" fo:font-weight="normal" officeooo:rsid="00141a62" officeooo:paragraph-rsid="0044f7f2" style:font-weight-asian="normal" style:font-weight-complex="normal"/>
    </style:style>
    <style:style style:name="P26" style:family="paragraph" style:parent-style-name="Standard">
      <style:text-properties officeooo:paragraph-rsid="003b7748"/>
    </style:style>
    <style:style style:name="P27" style:family="paragraph" style:parent-style-name="Standard">
      <style:text-properties fo:font-variant="normal" fo:text-transform="none" fo:color="#000000" style:font-name="Ubuntu" fo:letter-spacing="normal" fo:language="en" fo:country="none" fo:font-style="normal" fo:font-weight="normal" officeooo:rsid="0039b352" officeooo:paragraph-rsid="0039b352" style:font-weight-asian="normal" style:font-weight-complex="normal"/>
    </style:style>
    <style:style style:name="P28" style:family="paragraph" style:parent-style-name="Standard">
      <style:text-properties fo:font-variant="normal" fo:text-transform="none" fo:color="#000000" style:font-name="Ubuntu" fo:letter-spacing="normal" fo:language="en" fo:country="none" fo:font-style="normal" fo:font-weight="normal" officeooo:rsid="003224bc" officeooo:paragraph-rsid="003224bc" style:font-weight-asian="normal" style:font-weight-complex="normal"/>
    </style:style>
    <style:style style:name="P29" style:family="paragraph" style:parent-style-name="Standard">
      <style:text-properties fo:font-variant="normal" fo:text-transform="none" fo:color="#000000" style:font-name="Ubuntu" fo:font-size="12pt" fo:letter-spacing="normal" fo:language="en" fo:country="none" fo:font-style="normal" fo:font-weight="normal" officeooo:rsid="00385cea" officeooo:paragraph-rsid="00385cea" style:font-size-asian="12pt" style:font-weight-asian="normal" style:font-size-complex="12pt" style:font-weight-complex="normal"/>
    </style:style>
    <style:style style:name="P30" style:family="paragraph" style:parent-style-name="Standard">
      <style:text-properties fo:font-variant="normal" fo:text-transform="none" fo:color="#000000" style:font-name="Ubuntu" fo:font-size="12pt" fo:letter-spacing="normal" fo:language="en" fo:country="none" fo:font-style="normal" fo:font-weight="normal" officeooo:rsid="003b7748" officeooo:paragraph-rsid="003b7748" style:font-size-asian="12pt" style:font-weight-asian="normal" style:font-size-complex="12pt" style:font-weight-complex="normal"/>
    </style:style>
    <style:style style:name="P31"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32" style:family="paragraph" style:parent-style-name="Standard">
      <style:text-properties style:font-name="Ubuntu" fo:font-weight="normal" officeooo:rsid="0020337d" officeooo:paragraph-rsid="001d608f" style:font-weight-asian="normal" style:font-weight-complex="normal"/>
    </style:style>
    <style:style style:name="P33" style:family="paragraph" style:parent-style-name="Standard">
      <style:text-properties style:font-name="Ubuntu" fo:font-weight="normal" officeooo:rsid="0021f945" officeooo:paragraph-rsid="00481820" style:font-weight-asian="normal" style:font-weight-complex="normal"/>
    </style:style>
    <style:style style:name="P34" style:family="paragraph" style:parent-style-name="Standard">
      <style:text-properties style:font-name="Ubuntu" fo:font-weight="normal" officeooo:rsid="00241de5" officeooo:paragraph-rsid="00241de5" style:font-weight-asian="normal" style:font-weight-complex="normal"/>
    </style:style>
    <style:style style:name="P35" style:family="paragraph" style:parent-style-name="Standard" style:list-style-name="L1">
      <style:text-properties style:font-name="Ubuntu" fo:font-weight="normal" officeooo:rsid="00241de5" officeooo:paragraph-rsid="00241de5" style:font-weight-asian="normal" style:font-weight-complex="normal"/>
    </style:style>
    <style:style style:name="P36" style:family="paragraph" style:parent-style-name="Standard" style:list-style-name="L2">
      <style:text-properties style:font-name="Ubuntu" fo:font-weight="normal" officeooo:rsid="0016b414" officeooo:paragraph-rsid="0028a220" style:font-weight-asian="normal" style:font-weight-complex="normal"/>
    </style:style>
    <style:style style:name="P37" style:family="paragraph" style:parent-style-name="Standard" style:list-style-name="L3">
      <style:text-properties style:font-name="Ubuntu" fo:font-weight="normal" officeooo:rsid="0016b414" officeooo:paragraph-rsid="002a8c43" style:font-weight-asian="normal" style:font-weight-complex="normal"/>
    </style:style>
    <style:style style:name="P38" style:family="paragraph" style:parent-style-name="Standard" style:list-style-name="L4">
      <style:text-properties style:font-name="Ubuntu" fo:font-weight="normal" officeooo:rsid="0016b414" officeooo:paragraph-rsid="0031838d" style:font-weight-asian="normal" style:font-weight-complex="normal"/>
    </style:style>
    <style:style style:name="P39" style:family="paragraph" style:parent-style-name="Standard" style:list-style-name="L1">
      <style:text-properties style:font-name="Ubuntu" fo:font-weight="normal" officeooo:rsid="00255c6a" officeooo:paragraph-rsid="00255c6a" style:font-weight-asian="normal" style:font-weight-complex="normal"/>
    </style:style>
    <style:style style:name="P40" style:family="paragraph" style:parent-style-name="Standard">
      <style:text-properties style:font-name="Ubuntu" fo:font-weight="normal" officeooo:rsid="003224bc" officeooo:paragraph-rsid="003224bc" style:font-weight-asian="normal" style:font-weight-complex="normal"/>
    </style:style>
    <style:style style:name="P41" style:family="paragraph" style:parent-style-name="Standard" style:list-style-name="L5">
      <style:text-properties style:font-name="Ubuntu" fo:font-weight="normal" officeooo:rsid="003224bc" officeooo:paragraph-rsid="003224bc" style:font-weight-asian="normal" style:font-weight-complex="normal"/>
    </style:style>
    <style:style style:name="P42" style:family="paragraph" style:parent-style-name="Standard">
      <style:text-properties style:font-name="Ubuntu" fo:font-weight="normal" officeooo:rsid="0037c674" officeooo:paragraph-rsid="003714ec" style:font-weight-asian="normal" style:font-weight-complex="normal"/>
    </style:style>
    <style:style style:name="P43" style:family="paragraph" style:parent-style-name="Standard">
      <style:text-properties style:font-name="Ubuntu" fo:font-weight="normal" officeooo:rsid="0037c674" officeooo:paragraph-rsid="0037c674" style:font-weight-asian="normal" style:font-weight-complex="normal"/>
    </style:style>
    <style:style style:name="P44" style:family="paragraph" style:parent-style-name="Standard">
      <style:text-properties style:font-name="Ubuntu" fo:font-weight="normal" officeooo:rsid="003f26fd" officeooo:paragraph-rsid="0011e762" style:font-weight-asian="normal" style:font-weight-complex="normal"/>
    </style:style>
    <style:style style:name="P45" style:family="paragraph" style:parent-style-name="Standard">
      <style:text-properties style:font-name="Ubuntu" fo:font-weight="normal" officeooo:rsid="0044f7f2" officeooo:paragraph-rsid="0044f7f2" style:font-weight-asian="normal" style:font-weight-complex="normal"/>
    </style:style>
    <style:style style:name="P46" style:family="paragraph" style:parent-style-name="Standard" style:list-style-name="L6">
      <style:text-properties style:font-name="Ubuntu" fo:font-weight="normal" officeooo:rsid="0044f7f2" officeooo:paragraph-rsid="0044f7f2" style:font-weight-asian="normal" style:font-weight-complex="normal"/>
    </style:style>
    <style:style style:name="P47" style:family="paragraph" style:parent-style-name="Standard">
      <style:text-properties style:font-name="Ubuntu" fo:font-weight="normal" officeooo:rsid="00141a62" officeooo:paragraph-rsid="004ab761" style:font-weight-asian="normal" style:font-weight-complex="normal"/>
    </style:style>
    <style:style style:name="P48" style:family="paragraph" style:parent-style-name="Standard">
      <style:text-properties style:font-name="Ubuntu" fo:font-weight="normal" officeooo:rsid="00141a62" officeooo:paragraph-rsid="004e8ec3" style:font-weight-asian="normal" style:font-weight-complex="normal"/>
    </style:style>
    <style:style style:name="P49" style:family="paragraph" style:parent-style-name="Standard">
      <style:text-properties style:font-name="Ubuntu" fo:font-weight="normal" officeooo:rsid="00141a62" officeooo:paragraph-rsid="005282ce" style:font-weight-asian="normal" style:font-weight-complex="normal"/>
    </style:style>
    <style:style style:name="P50" style:family="paragraph" style:parent-style-name="Standard">
      <style:text-properties style:font-name="Ubuntu" fo:font-weight="normal" officeooo:rsid="0011e762" officeooo:paragraph-rsid="000ffa69" style:font-weight-asian="normal" style:font-weight-complex="normal"/>
    </style:style>
    <style:style style:name="P51" style:family="paragraph" style:parent-style-name="Standard" style:list-style-name="L5">
      <style:text-properties style:font-name="Ubuntu" fo:font-weight="normal" officeooo:paragraph-rsid="003525f2"/>
    </style:style>
    <style:style style:name="P52" style:family="paragraph" style:parent-style-name="Standard">
      <style:text-properties style:font-name="Ubuntu" fo:font-weight="bold" officeooo:rsid="0025ce9c" officeooo:paragraph-rsid="0025ce9c" style:font-weight-asian="bold" style:font-weight-complex="bold"/>
    </style:style>
    <style:style style:name="P53" style:family="paragraph" style:parent-style-name="Standard">
      <style:text-properties style:font-name="Ubuntu" fo:font-weight="bold" officeooo:rsid="000ffa69" officeooo:paragraph-rsid="00127a37" style:font-weight-asian="bold" style:font-weight-complex="bold"/>
    </style:style>
    <style:style style:name="P54" style:family="paragraph" style:parent-style-name="Standard">
      <style:text-properties style:font-name="Ubuntu" fo:font-weight="bold" officeooo:rsid="00141a62" officeooo:paragraph-rsid="00141a62" style:font-weight-asian="bold" style:font-weight-complex="bold"/>
    </style:style>
    <style:style style:name="P55" style:family="paragraph" style:parent-style-name="Standard">
      <style:text-properties style:font-name="Ubuntu" style:text-underline-style="solid" style:text-underline-type="double" style:text-underline-width="auto" style:text-underline-color="font-color" fo:font-weight="normal" officeooo:rsid="00274da1" officeooo:paragraph-rsid="00274da1" style:font-weight-asian="normal" style:font-weight-complex="normal"/>
    </style:style>
    <style:style style:name="P56" style:family="paragraph" style:parent-style-name="Standard">
      <style:text-properties style:font-name="Ubuntu" style:text-underline-style="none" fo:font-weight="normal" officeooo:rsid="0028a220" officeooo:paragraph-rsid="0028a220" style:font-weight-asian="normal" style:font-weight-complex="normal"/>
    </style:style>
    <style:style style:name="P57" style:family="paragraph" style:parent-style-name="Standard" style:list-style-name="L2">
      <style:text-properties style:font-name="Ubuntu" style:text-underline-style="none" fo:font-weight="normal" officeooo:rsid="0028a220" officeooo:paragraph-rsid="0028a220" style:font-weight-asian="normal" style:font-weight-complex="normal"/>
    </style:style>
    <style:style style:name="P58" style:family="paragraph" style:parent-style-name="Standard">
      <style:text-properties style:font-name="Ubuntu" style:text-underline-style="none" fo:font-weight="normal" officeooo:rsid="0028a220" officeooo:paragraph-rsid="002a8c43" style:font-weight-asian="normal" style:font-weight-complex="normal"/>
    </style:style>
    <style:style style:name="P59" style:family="paragraph" style:parent-style-name="Standard" style:list-style-name="L3">
      <style:text-properties style:font-name="Ubuntu" style:text-underline-style="none" fo:font-weight="normal" officeooo:rsid="0028a220" officeooo:paragraph-rsid="002a8c43" style:font-weight-asian="normal" style:font-weight-complex="normal"/>
    </style:style>
    <style:style style:name="P60" style:family="paragraph" style:parent-style-name="Standard">
      <style:text-properties style:font-name="Ubuntu" style:text-underline-style="none" fo:font-weight="normal" officeooo:rsid="0028a220" officeooo:paragraph-rsid="0031838d" style:font-weight-asian="normal" style:font-weight-complex="normal"/>
    </style:style>
    <style:style style:name="P61" style:family="paragraph" style:parent-style-name="Standard" style:list-style-name="L4">
      <style:text-properties style:font-name="Ubuntu" style:text-underline-style="none" fo:font-weight="normal" officeooo:rsid="0028a220" officeooo:paragraph-rsid="0031838d" style:font-weight-asian="normal" style:font-weight-complex="normal"/>
    </style:style>
    <style:style style:name="P62" style:family="paragraph" style:parent-style-name="Standard">
      <style:text-properties style:font-name="Ubuntu" style:text-underline-style="none" fo:font-weight="normal" officeooo:rsid="002a2c99" officeooo:paragraph-rsid="002a8c43" style:font-weight-asian="normal" style:font-weight-complex="normal"/>
    </style:style>
    <style:style style:name="P63" style:family="paragraph" style:parent-style-name="Standard">
      <style:text-properties style:font-name="Ubuntu" style:text-underline-style="none" fo:font-weight="normal" officeooo:rsid="002a8c43" officeooo:paragraph-rsid="002a8c43" style:font-weight-asian="normal" style:font-weight-complex="normal"/>
    </style:style>
    <style:style style:name="P64" style:family="paragraph" style:parent-style-name="Standard" style:list-style-name="L3">
      <style:text-properties style:font-name="Ubuntu" style:text-underline-style="none" fo:font-weight="normal" officeooo:rsid="002a8c43" officeooo:paragraph-rsid="002a8c43" style:font-weight-asian="normal" style:font-weight-complex="normal"/>
    </style:style>
    <style:style style:name="P65" style:family="paragraph" style:parent-style-name="Standard">
      <style:text-properties style:font-name="Ubuntu" style:text-underline-style="none" fo:font-weight="normal" officeooo:rsid="002b61c0" officeooo:paragraph-rsid="002a8c43" style:font-weight-asian="normal" style:font-weight-complex="normal"/>
    </style:style>
    <style:style style:name="P66" style:family="paragraph" style:parent-style-name="Standard">
      <style:text-properties style:font-name="Ubuntu" style:text-underline-style="none" fo:font-weight="normal" officeooo:rsid="002d8e34" officeooo:paragraph-rsid="002d8e34" style:font-weight-asian="normal" style:font-weight-complex="normal"/>
    </style:style>
    <style:style style:name="P67" style:family="paragraph" style:parent-style-name="Standard">
      <style:text-properties style:font-name="Ubuntu" style:text-underline-style="none" fo:font-weight="normal" officeooo:rsid="002d8e34" officeooo:paragraph-rsid="002e9fce" style:font-weight-asian="normal" style:font-weight-complex="normal"/>
    </style:style>
    <style:style style:name="P68" style:family="paragraph" style:parent-style-name="Standard" style:list-style-name="L4">
      <style:text-properties style:font-name="Ubuntu" style:text-underline-style="none" fo:font-weight="normal" officeooo:rsid="0031838d" officeooo:paragraph-rsid="0031838d" style:font-weight-asian="normal" style:font-weight-complex="normal"/>
    </style:style>
    <style:style style:name="P69" style:family="paragraph" style:parent-style-name="Standard">
      <style:text-properties style:font-name="Ubuntu" fo:font-size="12pt" fo:font-weight="normal" officeooo:paragraph-rsid="0039b352" style:font-size-asian="12pt" style:font-size-complex="12pt"/>
    </style:style>
    <style:style style:name="P70" style:family="paragraph" style:parent-style-name="Standard">
      <style:text-properties style:font-name="Ubuntu" fo:font-size="12pt" fo:font-weight="normal" officeooo:rsid="00141a62" officeooo:paragraph-rsid="004e8ec3" style:font-size-asian="12pt" style:font-weight-asian="normal" style:font-size-complex="12pt" style:font-weight-complex="normal"/>
    </style:style>
    <style:style style:name="T1" style:family="text">
      <style:text-properties officeooo:rsid="0011e762"/>
    </style:style>
    <style:style style:name="T2" style:family="text">
      <style:text-properties officeooo:rsid="00141a62"/>
    </style:style>
    <style:style style:name="T3" style:family="text">
      <style:text-properties officeooo:rsid="00156927"/>
    </style:style>
    <style:style style:name="T4" style:family="text">
      <style:text-properties officeooo:rsid="001641ef"/>
    </style:style>
    <style:style style:name="T5" style:family="text">
      <style:text-properties officeooo:rsid="0018d765"/>
    </style:style>
    <style:style style:name="T6" style:family="text">
      <style:text-properties officeooo:rsid="001a6459"/>
    </style:style>
    <style:style style:name="T7" style:family="text">
      <style:text-properties style:text-underline-style="solid" style:text-underline-width="auto" style:text-underline-color="font-color" officeooo:rsid="00141a62"/>
    </style:style>
    <style:style style:name="T8" style:family="text">
      <style:text-properties style:text-underline-style="solid" style:text-underline-width="auto" style:text-underline-color="font-color" officeooo:rsid="00127a37"/>
    </style:style>
    <style:style style:name="T9" style:family="text">
      <style:text-properties officeooo:rsid="001b7fad"/>
    </style:style>
    <style:style style:name="T10" style:family="text">
      <style:text-properties officeooo:rsid="001ce192"/>
    </style:style>
    <style:style style:name="T11" style:family="text">
      <style:text-properties officeooo:rsid="001d608f"/>
    </style:style>
    <style:style style:name="T12" style:family="text">
      <style:text-properties officeooo:rsid="001e71ff"/>
    </style:style>
    <style:style style:name="T13" style:family="text">
      <style:text-properties officeooo:rsid="0020337d"/>
    </style:style>
    <style:style style:name="T14" style:family="text">
      <style:text-properties officeooo:rsid="00274da1"/>
    </style:style>
    <style:style style:name="T15" style:family="text">
      <style:text-properties style:text-underline-style="none" officeooo:rsid="0028a220"/>
    </style:style>
    <style:style style:name="T16" style:family="text">
      <style:text-properties style:text-underline-style="none" officeooo:rsid="002a2c99"/>
    </style:style>
    <style:style style:name="T17" style:family="text">
      <style:text-properties style:text-underline-style="none" officeooo:rsid="002a8c43"/>
    </style:style>
    <style:style style:name="T18" style:family="text">
      <style:text-properties style:text-underline-style="none" officeooo:rsid="002b61c0"/>
    </style:style>
    <style:style style:name="T19" style:family="text">
      <style:text-properties style:text-underline-style="none" officeooo:rsid="002d8e34"/>
    </style:style>
    <style:style style:name="T20" style:family="text">
      <style:text-properties style:text-underline-style="none" officeooo:rsid="002e9c5c"/>
    </style:style>
    <style:style style:name="T21" style:family="text">
      <style:text-properties style:text-underline-style="none" officeooo:rsid="002e9fce"/>
    </style:style>
    <style:style style:name="T22" style:family="text">
      <style:text-properties style:text-underline-style="none" officeooo:rsid="00302f43"/>
    </style:style>
    <style:style style:name="T23" style:family="text">
      <style:text-properties style:text-underline-style="none" officeooo:rsid="00312ec1"/>
    </style:style>
    <style:style style:name="T24" style:family="text">
      <style:text-properties style:text-underline-style="none" officeooo:rsid="0031838d"/>
    </style:style>
    <style:style style:name="T25" style:family="text">
      <style:text-properties officeooo:rsid="002e9fce"/>
    </style:style>
    <style:style style:name="T26" style:family="text">
      <style:text-properties fo:font-variant="normal" fo:text-transform="none" fo:color="#000000" fo:letter-spacing="normal" fo:language="en" fo:country="none" fo:font-style="normal" officeooo:rsid="003224bc"/>
    </style:style>
    <style:style style:name="T27" style:family="text">
      <style:text-properties fo:font-variant="normal" fo:text-transform="none" fo:color="#000000" fo:letter-spacing="normal" fo:language="en" fo:country="none" fo:font-style="normal" officeooo:rsid="003224bc" style:font-weight-asian="normal" style:font-weight-complex="normal"/>
    </style:style>
    <style:style style:name="T28" style:family="text">
      <style:text-properties fo:font-variant="normal" fo:text-transform="none" fo:color="#000000" fo:letter-spacing="normal" fo:language="en" fo:country="none" fo:font-style="normal" officeooo:rsid="003425b2" style:font-weight-asian="normal" style:font-weight-complex="normal"/>
    </style:style>
    <style:style style:name="T29" style:family="text">
      <style:text-properties fo:font-variant="normal" fo:text-transform="none" fo:color="#000000" fo:letter-spacing="normal" fo:language="en" fo:country="none" fo:font-style="normal" officeooo:rsid="003525f2" style:font-weight-asian="normal" style:font-weight-complex="normal"/>
    </style:style>
    <style:style style:name="T30" style:family="text">
      <style:text-properties fo:font-variant="normal" fo:text-transform="none" fo:color="#000000" fo:letter-spacing="normal" fo:language="en" fo:country="none" fo:font-style="normal" officeooo:rsid="0039b352" style:font-weight-asian="normal" style:font-weight-complex="normal"/>
    </style:style>
    <style:style style:name="T31" style:family="text">
      <style:text-properties fo:font-variant="normal" fo:text-transform="none" fo:color="#000000" fo:letter-spacing="normal" fo:language="en" fo:country="none" fo:font-style="normal" officeooo:rsid="0039b352"/>
    </style:style>
    <style:style style:name="T32" style:family="text">
      <style:text-properties fo:font-variant="normal" fo:text-transform="none" fo:color="#000000" fo:letter-spacing="normal" fo:language="en" fo:country="none" fo:font-style="normal" officeooo:rsid="004e8ec3"/>
    </style:style>
    <style:style style:name="T33"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34"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35" style:family="text">
      <style:text-properties officeooo:rsid="003224bc" style:font-weight-asian="normal" style:font-weight-complex="normal"/>
    </style:style>
    <style:style style:name="T36" style:family="text">
      <style:text-properties style:font-name="Ubuntu" fo:font-weight="normal" officeooo:rsid="00385cea" style:font-weight-asian="normal" style:font-weight-complex="normal"/>
    </style:style>
    <style:style style:name="T37" style:family="text">
      <style:text-properties style:font-name="Ubuntu" fo:font-weight="normal" officeooo:rsid="0039b352" style:font-weight-asian="normal" style:font-weight-complex="normal"/>
    </style:style>
    <style:style style:name="T38" style:family="text">
      <style:text-properties officeooo:rsid="003714ec"/>
    </style:style>
    <style:style style:name="T39" style:family="text">
      <style:text-properties officeooo:rsid="0037c674"/>
    </style:style>
    <style:style style:name="T40" style:family="text">
      <style:text-properties officeooo:rsid="003eed66"/>
    </style:style>
    <style:style style:name="T41" style:family="text">
      <style:text-properties officeooo:rsid="003f26fd"/>
    </style:style>
    <style:style style:name="T42" style:family="text">
      <style:text-properties officeooo:rsid="0041019d"/>
    </style:style>
    <style:style style:name="T43" style:family="text">
      <style:text-properties officeooo:rsid="0042328e"/>
    </style:style>
    <style:style style:name="T44" style:family="text">
      <style:text-properties officeooo:rsid="00440733"/>
    </style:style>
    <style:style style:name="T45" style:family="text">
      <style:text-properties officeooo:rsid="0044f7f2"/>
    </style:style>
    <style:style style:name="T46" style:family="text">
      <style:text-properties officeooo:rsid="00465ffd"/>
    </style:style>
    <style:style style:name="T47" style:family="text">
      <style:text-properties officeooo:rsid="00481820"/>
    </style:style>
    <style:style style:name="T48" style:family="text">
      <style:text-properties officeooo:rsid="004a63e2"/>
    </style:style>
    <style:style style:name="T49" style:family="text">
      <style:text-properties officeooo:rsid="004ab761"/>
    </style:style>
    <style:style style:name="T50" style:family="text">
      <style:text-properties officeooo:rsid="004cb1e9"/>
    </style:style>
    <style:style style:name="T51" style:family="text">
      <style:text-properties officeooo:rsid="004e8ec3"/>
    </style:style>
    <style:style style:name="T52" style:family="text">
      <style:text-properties officeooo:rsid="00500406"/>
    </style:style>
    <style:style style:name="T53" style:family="text">
      <style:text-properties officeooo:rsid="005282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5"/>
      <text:p text:style-name="P7">Project Overview</text:p>
      <text:p text:style-name="P12">The aim of this project is to build a system that will help end users to use their Raspberry Pi's as torrent sharing devices. <text:span text:style-name="T1">I aim to build on the existing torrent client – </text:span><text:span text:style-name="T5">r</text:span><text:span text:style-name="T9">T</text:span><text:span text:style-name="T5">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3"/>
      <text:p text:style-name="P5">Scope</text:p>
      <text:p text:style-name="P5"/>
      <text:p text:style-name="P5"/>
      <text:p text:style-name="P5">Definitions, Acronyms and Abbreviations</text:p>
      <text:p text:style-name="P16">OS<text:tab/>Operating System</text:p>
      <text:p text:style-name="P18">CLI<text:tab/>Command Line Interface</text:p>
      <text:p text:style-name="P14"><text:span text:style-name="T12">GUI<text:tab/></text:span><text:span text:style-name="T11">Graphic User Interface</text:span></text:p>
      <text:p text:style-name="P27">HTTP <text:tab/>Hyper Text Transmission Protocol</text:p>
      <text:p text:style-name="P28">REST<text:tab/>Representational State Transfer</text:p>
      <text:p text:style-name="P28">API<text:tab/>Application Programming Interface</text:p>
      <text:p text:style-name="P29">RPC <text:tab/>Remote Procedure Call</text:p>
      <text:p text:style-name="P69"><text:span text:style-name="T30">XML<text:tab/></text:span><text:span text:style-name="T31">EXtensible Markup Language</text:span></text:p>
      <text:p text:style-name="P70"><text:span text:style-name="T32">I/O<text:tab/>Input/Output</text:span></text:p>
      <text:p text:style-name="P16"/>
      <text:p text:style-name="P5">References</text:p>
      <text:p text:style-name="P19"><text:s/><text:span text:style-name="T41">1<text:tab/>www.raspberrypi.org</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General Description</text:p>
      <text:p text:style-name="P5"/>
      <text:p text:style-name="P8"><text:span text:style-name="T2">Product </text:span><text:span text:style-name="T4">Overview</text:span></text:p>
      <text:p text:style-name="P12"><text:span text:style-name="T5">The product is essentially a front end for r</text:span><text:span text:style-name="T9">T</text:span><text:span text:style-name="T5">orrent, </text:span><text:span text:style-name="T6">that is aimed to be run on a Raspberry Pi, but should run on any Unix</text:span><text:span text:style-name="T9">-</text:span><text:span text:style-name="T6">based Operating System (OS).</text:span></text:p>
      <text:p text:style-name="P17"/>
      <text:p text:style-name="P12"><text:span text:style-name="T9">rTorrent is a torrent client that runs over a Command Line Interface (CLI). </text:span><text:span text:style-name="T10">Because of this, it has a steep learning curve as users have to learn a series of keyboard macros to use the software. </text:span></text:p>
      <text:p text:style-name="P20"/>
      <text:p text:style-name="P15"><text:span text:style-name="T11">My product will create a Graphic User Interface (GUI) </text:span><text:span text:style-name="T13">for rTorrent, which will allow users to combine rTorrents good points (low footprint, stability) with the ease of use of a GUI. </text:span></text:p>
      <text:p text:style-name="P32"/>
      <text:p text:style-name="P33">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3"/>
      <text:p text:style-name="P33"><text:span text:style-name="T47">What sets my product apart from existing solutions is the fact that it should just work out of the box. Previous solutions rely on setting up a PHP web server with custom SCGI plugins that enable the GUI and rTorrent to communicate. My solution is built on Unix sockets, and does not need any of these surplus technologies. </text:span></text:p>
      <text:p text:style-name="P10"/>
      <text:p text:style-name="P10"/>
      <text:p text:style-name="P10">Functional Requirements</text:p>
      <text:p text:style-name="P34">The product has the following functional requirements:</text:p>
      <text:list xml:id="list8714362129855417633" text:style-name="L1">
        <text:list-item>
          <text:p text:style-name="P35">It should allow users to administer their torrents through a web interface</text:p>
        </text:list-item>
        <text:list-item>
          <text:p text:style-name="P35">The system should require users to enter a password in order to gain access </text:p>
        </text:list-item>
        <text:list-item>
          <text:p text:style-name="P39">The system should allow users to browse and download their torrent downloads through HTTP requests made through the system.</text:p>
        </text:list-item>
      </text:list>
      <text:p text:style-name="P34"/>
      <text:p text:style-name="P52"/>
      <text:p text:style-name="P52">Use Cases</text:p>
      <text:p text:style-name="P21"><text:span text:style-name="T25">Use Case </text:span><text:span text:style-name="T14">1</text:span><text:span text:style-name="T25">- </text:span><text:span text:style-name="T14">A user wishes to add a torrent to his Raspberry Pi and delete it once its finished downloading.</text:span></text:p>
      <text:p text:style-name="P55"/>
      <text:p text:style-name="P56">Flow of events:</text:p>
      <text:list xml:id="list4660299616055685658" text:style-name="L2">
        <text:list-item>
          <text:p text:style-name="P57">The user accesses the system by typing in the systems address on a web browser.</text:p>
        </text:list-item>
        <text:list-item>
          <text:p text:style-name="P36"><text:span text:style-name="T15">The user logs in to the system </text:span><text:span text:style-name="T16">(use case number 2).</text:span><text:span text:style-name="T15"> </text:span></text:p>
        </text:list-item>
        <text:list-item>
          <text:p text:style-name="P57">The user uploads a torrent file to the server.</text:p>
        </text:list-item>
        <text:list-item>
          <text:p text:style-name="P57">The server starts the download.</text:p>
        </text:list-item>
        <text:list-item>
          <text:p text:style-name="P57">The torrents progress is shown via the GUI.</text:p>
        </text:list-item>
        <text:list-item>
          <text:p text:style-name="P57">When the torrent is finished, the user clicks a button to remove the torrent file (the actual download remains on the server)</text:p>
        </text:list-item>
      </text:list>
      <text:p text:style-name="P56"/>
      <text:p text:style-name="P62"/>
      <text:p text:style-name="P21"><text:span text:style-name="T21">Use Case </text:span><text:span text:style-name="T16">2 </text:span><text:span text:style-name="T21">-</text:span><text:span text:style-name="T16"> </text:span><text:span text:style-name="T17">A user wishes to access the system.</text:span></text:p>
      <text:p text:style-name="P63"/>
      <text:p text:style-name="P58">Flow of events:</text:p>
      <text:list xml:id="list5645455917120250790" text:style-name="L3">
        <text:list-item>
          <text:p text:style-name="P59">The user accesses the system by typing in the systems address on a web browser.</text:p>
        </text:list-item>
        <text:list-item>
          <text:p text:style-name="P64">If the system finds a valid session on the users web-browser, the user will be logged in automatically. </text:p>
        </text:list-item>
        <text:list-item>
          <text:p text:style-name="P64"><text:soft-page-break/>If the user does not have a valid session, they will be prompted for a username and password. </text:p>
        </text:list-item>
        <text:list-item>
          <text:p text:style-name="P37"><text:span text:style-name="T17">If the username and password are correct </text:span><text:span text:style-name="T18">the user will be logged in.</text:span></text:p>
        </text:list-item>
      </text:list>
      <text:p text:style-name="P65"/>
      <text:p text:style-name="P66"/>
      <text:p text:style-name="P66"/>
      <text:p text:style-name="P21"><text:span text:style-name="T21">Use Case 3</text:span><text:span text:style-name="T22"> </text:span><text:span text:style-name="T21">- </text:span><text:span text:style-name="T19"><text:s/>A user </text:span><text:span text:style-name="T20">is on a firewalled network where torrent traffic is blocked. The user wishes to download a torrent to their Raspberry Pi </text:span><text:span text:style-name="T23">(which is not on the firewalled network)</text:span><text:span text:style-name="T20">, and when the download is complete, download the torrent from the Raspberry Pi to there local machine over HTTP, thus bypassing the firewall. </text:span><text:span text:style-name="T19"><text:s/></text:span></text:p>
      <text:p text:style-name="P67"/>
      <text:p text:style-name="P60">Flow of events:</text:p>
      <text:list xml:id="list8287178297270356247" text:style-name="L4">
        <text:list-item>
          <text:p text:style-name="P61">The user accesses the system by typing in the systems address on a web browser.</text:p>
        </text:list-item>
        <text:list-item>
          <text:p text:style-name="P38"><text:span text:style-name="T15">The user logs in to the system </text:span><text:span text:style-name="T16">(use case number 2).</text:span><text:span text:style-name="T15"> </text:span></text:p>
        </text:list-item>
        <text:list-item>
          <text:p text:style-name="P61">The user uploads a torrent file to the server.</text:p>
        </text:list-item>
        <text:list-item>
          <text:p text:style-name="P61">The server starts the download.</text:p>
        </text:list-item>
        <text:list-item>
          <text:p text:style-name="P61">The torrents progress is shown via the GUI.</text:p>
        </text:list-item>
        <text:list-item>
          <text:p text:style-name="P38"><text:span text:style-name="T15">When the torrent is finished, the user clicks a button to </text:span><text:span text:style-name="T24">download the torrent data.</text:span></text:p>
        </text:list-item>
        <text:list-item>
          <text:p text:style-name="P68">The torrent is transferred from the Raspberry Pi to the client over a HTTP download.</text:p>
        </text:list-item>
      </text:list>
      <text:p text:style-name="P60"/>
      <text:p text:style-name="P60"/>
      <text:p text:style-name="P10">Non-functional Requirements</text:p>
      <text:p text:style-name="P40">The following non-functional requirements have been identified:</text:p>
      <text:list xml:id="list3151961927409517313" text:style-name="L5">
        <text:list-item>
          <text:p text:style-name="P41">The server should communicate to rTorrent via Unix domain sockets.</text:p>
        </text:list-item>
        <text:list-item>
          <text:p text:style-name="P41">The system should maximise the amount of computation done on the client, offloading the “work” done on the Raspberry Pi.</text:p>
        </text:list-item>
        <text:list-item>
          <text:p text:style-name="P51"><text:span text:style-name="T35">Following on from previous requirement, the server should make extensive use of </text:span><text:bookmark text:name="firstHeading"/><text:span text:style-name="T26">Representational State Transfer</text:span><text:span text:style-name="T27"> (REST) web services. This means that the server should provide a range of Application Programming Interface</text:span><text:span text:style-name="T28">s</text:span><text:span text:style-name="T27"> (API</text:span><text:span text:style-name="T28">'s</text:span><text:span text:style-name="T27">) </text:span><text:span text:style-name="T28">that the client can connect to, in order to recieve data.</text:span></text:p>
        </text:list-item>
        <text:list-item>
          <text:p text:style-name="P51"><text:span text:style-name="T29">The system should adhere to responsive web</text:span><text:span text:style-name="T27"> </text:span><text:span text:style-name="T29">design principals - the GUI should look good regardless of the device used to access it. </text:span></text:p>
        </text:list-item>
      </text:list>
      <text:p text:style-name="P5"/>
      <text:p text:style-name="P5"/>
      <text:p text:style-name="P5">General Constraints</text:p>
      <text:p text:style-name="P23"><text:span text:style-name="T38">The system is built for a Raspberry Pi, which uses an ARM processor. Any software used in making this system must be </text:span><text:span text:style-name="T39">capable of running on the ARM architecture. </text:span></text:p>
      <text:p text:style-name="P42"/>
      <text:p text:style-name="P43">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3"/>
      <text:p text:style-name="P26"><text:span text:style-name="T36">R</text:span><text:span text:style-name="T37">T</text:span><text:span text:style-name="T36">orrent has an Remote Procedure Call (RPC) interface. </text:span><text:span text:style-name="T37">This allows us call rTorrent functions by sending </text:span><text:span text:style-name="T33">EXtensible Markup Language (XML) messages to this interface, and recieve XML responses back. </text:span><text:span text:style-name="T34">The system should communicate with rTorrent's RPC interface through Unix domain sockets, as opposed to the alternative option, communicating through HTTP and Simple Common Gateway Interface (SCGI) requests.</text:span></text:p>
      <text:p text:style-name="P30"/>
      <text:p text:style-name="P30"/>
      <text:p text:style-name="P30"><text:soft-page-break/></text:p>
      <text:p text:style-name="P53"><text:span text:style-name="T7">T</text:span><text:span text:style-name="T8">echnologies </text:span><text:span text:style-name="T7">and Frameworks</text:span></text:p>
      <text:p text:style-name="P5"/>
      <text:p text:style-name="P5">Raspberry Pi</text:p>
      <text:p text:style-name="P13">For those of you not familiar with the Raspberry Pi, it is a credit-card sized computer that has gained huge popularity <text:span text:style-name="T1">since its release in February 2012. </text:span><text:span text:style-name="T40">This single-board computer is developed by the non-profit group, the Raspberry Pi Foundation</text:span><text:span text:style-name="T41">[1]</text:span><text:span text:style-name="T40">. The purpose of the Raspberry Pi is to promote the teaching of basic computer science in schools. </text:span><text:span text:style-name="T41">But because of its form, power, and price-tag (35 USD for the advanced version), it has gained something of a cult following among gadget enthusiasts around the world.</text:span></text:p>
      <text:p text:style-name="P44"/>
      <text:p text:style-name="P45">The Pi is well suited to acting as a file sharing server for a few reasons:</text:p>
      <text:list xml:id="list7512151543902355469" text:style-name="L6">
        <text:list-item>
          <text:p text:style-name="P46">It is small – its the size of a credit-card.</text:p>
        </text:list-item>
        <text:list-item>
          <text:p text:style-name="P46">It uses a small amount of power (3.5W) </text:p>
        </text:list-item>
        <text:list-item>
          <text:p text:style-name="P46">//TODO</text:p>
        </text:list-item>
      </text:list>
      <text:p text:style-name="P22"/>
      <text:p text:style-name="P22"/>
      <text:p text:style-name="P5">Raspbian</text:p>
      <text:p text:style-name="P24"><text:span text:style-name="T42">Raspbian is a Linux distribution that </text:span><text:span text:style-name="T43">was</text:span><text:span text:style-name="T42"> built </text:span><text:span text:style-name="T43">especially </text:span><text:span text:style-name="T42">for the Raspberry Pi. </text:span><text:span text:style-name="T43">As you may have guessed by looking at the name, it was created as a port of Debian Linux OS, a very popular Linux distribution, upon which Ubuntu is built. I have chosen to build my project for Raspbian, as it is probably the most popular distribution for the Raspberry Pi, and has a great selection of software that I can use </text:span><text:span text:style-name="T44">in </text:span><text:span text:style-name="T43">my project. </text:span></text:p>
      <text:p text:style-name="P5"/>
      <text:p text:style-name="P5"/>
      <text:p text:style-name="P9"><text:span text:style-name="T5">r</text:span><text:span text:style-name="T9">T</text:span><text:span text:style-name="T5">orrent</text:span></text:p>
      <text:p text:style-name="P25"><text:span text:style-name="T45">Rtorrent is </text:span><text:span text:style-name="T46">a CLI based torrent client. </text:span><text:span text:style-name="T48">Its written in C++ and has no GUI. Because of this it is fast and has a low footprint – making it the ideal <text:s/>torrent client. </text:span></text:p>
      <text:p text:style-name="P5"/>
      <text:p text:style-name="P5"/>
      <text:p text:style-name="P5">Node.js</text:p>
      <text:p text:style-name="P47"><text:span text:style-name="T49">Node.js the platform that I have chosen to run on the Raspberry Pi which will communicate with rTorrent and serve HTTP requests. </text:span><text:span text:style-name="T50">Node.js is built on top of Google's v8 JavaScript engine, and has gained a lot of popularity in recent times, with industry giants like Microsoft and Linkedin using it for production sites.</text:span></text:p>
      <text:p text:style-name="P47"><text:span text:style-name="T50"/></text:p>
      <text:p text:style-name="P49"><text:span text:style-name="T53">In simple terms, Node.js is server-side JavaScript. This in itself is cool, but the reason it has gained such a following is because it enables us to build highly scalable network applications. Node uses an </text:span><text:span text:style-name="T51">“event driven, non-blocking Input/Output (I/O) </text:span><text:span text:style-name="T52">model that makes it lightweight and efficient”. <text:s/></text:span></text:p>
      <text:p text:style-name="P49"><text:span text:style-name="T52"/></text:p>
      <text:p text:style-name="P49"><text:span text:style-name="T53">Node runs in a single thread, but any I/O is done in event loops. These event loops make use of JavaScript's callback functionality and allows the I/O to be non-blocking. </text:span></text:p>
      <text:p text:style-name="P47"><text:span text:style-name="T50"/></text:p>
      <text:p text:style-name="P48"><text:span text:style-name="T51">What makes Node suitable for my project is the fact that </text:span></text:p>
      <text:p text:style-name="P5"/>
      <text:p text:style-name="P5"/>
      <text:p text:style-name="P6">Jade</text:p>
      <text:p text:style-name="P6"/>
      <text:p text:style-name="P11">RESTful Services</text:p>
      <text:p text:style-name="P11"/>
      <text:p text:style-name="P5">AngularJS</text:p>
      <text:p text:style-name="P5"><text:soft-page-break/></text:p>
      <text:p text:style-name="P8"><text:span text:style-name="T2">Twitter </text:span><text:span text:style-name="T3">Bootstrap</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Architectur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15T19:44:54</dc:date>
    <meta:editing-duration>PT4H14M36S</meta:editing-duration>
    <meta:editing-cycles>66</meta:editing-cycles>
    <meta:generator>LibreOffice/4.0.2.2$Linux_x86 LibreOffice_project/400m0$Build-2</meta:generator>
    <meta:document-statistic meta:table-count="0" meta:image-count="0" meta:object-count="0" meta:page-count="5" meta:paragraph-count="84" meta:word-count="1340" meta:character-count="7795" meta:non-whitespace-character-count="6535"/>
  </office:meta>
</office:document-meta>
</file>